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fo:margin-top="0in" fo:margin-bottom="0in"/>
    </style:style>
    <style:style style:name="P2" style:parent-style-name="Normaali" style:family="paragraph">
      <style:paragraph-properties fo:margin-top="0in" fo:margin-bottom="0in"/>
    </style:style>
    <style:style style:name="P3" style:parent-style-name="Normaali" style:family="paragraph">
      <style:paragraph-properties fo:margin-top="0in" fo:margin-bottom="0in"/>
    </style:style>
    <style:style style:name="P4"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5" style:parent-style-name="Normaali" style:family="paragraph">
      <style:paragraph-properties fo:margin-top="0in" fo:margin-bottom="0in"/>
    </style:style>
    <style:style style:name="P6" style:parent-style-name="Normaali" style:family="paragraph">
      <style:paragraph-properties fo:margin-top="0in" fo:margin-bottom="0in"/>
    </style:style>
    <style:style style:name="P7" style:parent-style-name="Normaali" style:family="paragraph">
      <style:paragraph-properties fo:margin-top="0in" fo:margin-bottom="0in"/>
    </style:style>
    <style:style style:name="P8" style:parent-style-name="Normaali" style:family="paragraph">
      <style:paragraph-properties fo:margin-top="0in" fo:margin-bottom="0in"/>
    </style:style>
    <style:style style:name="P9" style:parent-style-name="Normaali" style:family="paragraph">
      <style:paragraph-properties fo:margin-top="0in" fo:margin-bottom="0in"/>
    </style:style>
    <style:style style:name="P10" style:parent-style-name="Normaali" style:family="paragraph">
      <style:paragraph-properties fo:margin-top="0in" fo:margin-bottom="0in"/>
      <style:text-properties fo:font-weight="bold" style:font-weight-asian="bold" style:font-weight-complex="bold"/>
    </style:style>
    <style:style style:name="P11" style:parent-style-name="Normaali" style:family="paragraph">
      <style:paragraph-properties fo:margin-top="0in" fo:margin-bottom="0in"/>
    </style:style>
    <style:style style:name="P12" style:parent-style-name="Normaali" style:family="paragraph">
      <style:paragraph-properties fo:margin-top="0in" fo:margin-bottom="0in"/>
    </style:style>
    <style:style style:name="P13" style:parent-style-name="Normaali" style:family="paragraph">
      <style:paragraph-properties fo:margin-top="0in" fo:margin-bottom="0in"/>
    </style:style>
    <style:style style:name="P14"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15" style:parent-style-name="Normaali" style:family="paragraph">
      <style:paragraph-properties fo:margin-top="0in" fo:margin-bottom="0in"/>
    </style:style>
    <style:style style:name="P16" style:parent-style-name="Normaali" style:family="paragraph">
      <style:paragraph-properties fo:margin-top="0in" fo:margin-bottom="0in"/>
    </style:style>
    <style:style style:name="P17" style:parent-style-name="Normaali" style:family="paragraph">
      <style:paragraph-properties fo:margin-top="0in" fo:margin-bottom="0in"/>
    </style:style>
  </office:automatic-styles>
  <office:body>
    <office:text text:use-soft-page-breaks="true">
      <text:p text:style-name="P1">FSD3524 Sinuiksi-palvelun kysymykset ja asiantuntijavastaukset 2014-2015. Aineistoon ja sen tekijöihin tulee viitata asianmukaisesti kaikissa julkaisuissa ja esityksissä, joissa aineistoa käytetään. Tietoarkiston antaman<text:s/>malliviittaustiedon voi merkitä lähdeluetteloon sellaisenaan tai sitä voi muokata julkaisun käytäntöjen mukaisesti.</text:p>
      <text:p text:style-name="P2"/>
      <text:p text:style-name="P3"/>
      <text:p text:style-name="P4">Oman elämän pohdintoja</text:p>
      <text:p text:style-name="P5"/>
      <text:p text:style-name="P6">21 touko 2015</text:p>
      <text:p text:style-name="P7"/>
      <text:p text:style-name="P8">Hei!</text:p>
      <text:p text:style-name="P9"><text:line-break/>Olen 30 vuotias kolmen lapsen äiti, avoliitossa miehen kanssa.<text:line-break/>Oma elämä on alkanut pohdituttamaan oikein urakalla, mitä siltä haluaa ja minkälaista sen haluaa olevan.<text:s/><text:line-break/>Parisuhteemme on mutkikas ja oma seksuaalinen kiinnostus miestäni kohtaan on olematon. Olen ajautunut vastaavaan tilanteeseen aiemminkin elämässäni, parisuhde miehen kanssa alkanut<text:s/>ahdistamaan ja toivoisin enemmän sellaista suhdetta mikä on kumppanuutta ilman sen kummenpia romanttisia/seksuaalisia sävyjä.. mikä ei miehelleni sovi. Olen tästä syystä miettinyt omaa seksuaalista suuntautumistani tässä aikuisiällä moneen eri otteeseen.<text:s/><text:line-break/>Ulkoisesti naiset ovat mielestäni paljon viehättävämpiä ja huomaankin että katseeni kiinnittyy enemmän naisten muotoihin/olemukseen kuin miesten. En ole koskaan ollut minkäänlaisessa suhteessa naisen kanssa mutta se on aina ollut hyvin kiehtova ajatus. Toisaalta en osaa kuvitella seksiä naisen kanssa, olen aika estynyt seksin suhteen enkä niinkään kokeilun haluinen. Parisuhteessa olen kokenut sen vaan välttämättömänä asiana, en sellaisena että varsinaisesti itse sitä haluaisin.<text:s/><text:line-break/>Ollessani sinkku katselin netistä naisten kirjoittamia treffi ilmoituksia, en kuitenkaan koskaan uskaltanut kehenkään mitään kontaktia ottaa. Yhteen naiseen olen ollut hurjan ihastunut ja jopa pyytänyt treffeille mitkä ei koskaan toteutuneet..mutta hänen suuntautumisensa tiesin ja näin ollen uskalsin kysästä...<text:line-break/>Miten suuntautumistaan voi alkaa "selvittelemään"? Tuntuu että en pääse puusta pidemmälle itse näiden pohdintojen kanssa...</text:p>
      <text:p text:style-name="P10"/>
      <text:p text:style-name="P11">[Nimimerkki poistettu]</text:p>
      <text:p text:style-name="P12"/>
      <text:p text:style-name="P13"/>
      <text:p text:style-name="P14">Vastaus</text:p>
      <text:p text:style-name="P15"/>
      <text:p text:style-name="P16">Hei<text:s/></text:p>
      <text:p text:style-name="P17"><text:line-break/>Kerrot joutuneesi toistuvasti tilanteeseen jossa sinun ei<text:s/>ole hyvä olla. Parisuhde miehen kanssa on alkanut ahdistamaan. Toivoisit kumppanuutta ilman romanttisia/seksuaalisia sävyjä. Olet huomannut että katseesi kiinnittyy enemmän naisten muotoihin/olemukseen kuin miesten. Sinkkukautenasi ihastuit naiseen ja pyysit häntä treffeille. Ajatus suhteesta naiseen on tuntunut aina kiehtovalta. Toisaalta koet olevasi seksin suhteen estynyt ja kokeilujen suhteen varautunut, mikä varmaankin on ollut omiaan hillitsemään kontaktien ottamista. Varmaankin myös se että olet naimisissa kolmen lapsen äitinä luo omat rajoituksensa ja pohdintansa. Olet miettinyt näitä asioita yksin ja koet että et pääse ajatuksissasi nyt sen selkeämmille vesille.<text:line-break/><text:line-break/><text:soft-page-break/>Koska olet toistuvasti ajautunut vastaavaan tilanteeseen elämässäsi, niin nyt voisi olla hyvä aika pysähtyä tarkastelemaan sitä mitkä sinun tarpeesi ovat, mitä seksuaalisuus sinulle merkitsee, mistä olet aidosti kiinnostunut ja miten voisit kokea vastavuoroista tyytyväisyyttä suhteissasi. Siksi ehdotan että varaisit ajan esimerkiksi seksuaaliterapeutilta. Omien tunteiden, ajatusten ja kokemusten tutkailu yhdessä ihmissuhteisiin ja seksuaalisuuteen perehtyneen terapeutin kanssa voisi selkeyttää omia ajatuksiasi ja auttaa löytämään suunnan johon haluat edetä. Usein meiltä jää huomaamatta jotain<text:s/>omissa tarpeissamme, tunteissamme ja kokemuksissamme ja ne voivat tulla esiin kun pysähtyy tutkailemaan itseään ulkopuolisen seurassa. Seksuaaliterapeutteja voit etsiä osoitteesta: seksologinenseura.fi kohdasta asiantuntiajat. Myös esim. Sexpo-säätiön kautta voit tiedustella seksuaaliterapiapalveluista, ks. sexpo.fi. Asiat tuskin selviävät ihan yhdellä tapaamisella vaan siihen olisi hyvä varata ainakin muutama käynti, minkä aikana voitte käydä läpi sinun seksuaalihistoriaasi ja siihen liittyen ihmissuhdehistoriaasi. Sellainen kartoitus tekee hyvä kenellä tahansa meistä.<text:line-break/><text:line-break/>Jussi Nissin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fo:hyphenate="false"/>
    </style:style>
    <style:style style:name="Otsikko2" style:display-name="Otsikko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ali" style:display-name="Normaali" style:family="paragraph">
      <style:paragraph-properties fo:widows="2" fo:orphans="2" fo:margin-top="0.1944in" fo:margin-bottom="0.1944in"/>
      <style:text-properties style:font-name="Times New Roman" style:font-name-asian="Times New Roman" style:font-name-complex="Times New Roman" fo:font-size="12pt" style:font-size-asian="12pt" style:font-size-complex="12pt" style:language-asian="fi" style:country-asian="FI" fo:hyphenate="false"/>
    </style:style>
    <style:style style:name="Kappaleenoletusfontti" style:display-name="Kappaleen oletusfontti"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ucida Sans"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aliWWW" style:display-name="Normaali (WWW)"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Heading1Char" style:display-name="Heading 1 Char" style:family="text" style:parent-style-name="Kappaleenoletusfontt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style:style>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day" style:display-name="day" style:family="text" style:parent-style-name="Kappaleenoletusfontti"/>
    <style:style style:name="month" style:display-name="month" style:family="text" style:parent-style-name="Kappaleenoletusfontti"/>
    <style:style style:name="year" style:display-name="year" style:family="text" style:parent-style-name="Kappaleenoletusfontti"/>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Ylätunniste" style:display-name="Ylä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YlätunnisteChar" style:display-name="Ylätunniste Char" style:family="text" style:parent-style-name="Kappaleenoletusfontti"/>
    <style:style style:name="Alatunniste" style:display-name="Ala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AlatunnisteChar" style:display-name="Alatunniste Char" style:family="text" style:parent-style-name="Kappaleenoletusfontti"/>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
    <dc:creator/>
    <meta:creation-date>2023-01-19T14:52:00Z</meta:creation-date>
    <dc:date>2023-01-19T14:52:00Z</dc:date>
    <meta:template xlink:href="Normal.dotm" xlink:type="simple"/>
    <meta:editing-cycles>1</meta:editing-cycles>
    <meta:editing-duration>PT0S</meta:editing-duration>
    <meta:document-statistic meta:page-count="2" meta:paragraph-count="7" meta:word-count="426" meta:character-count="3877" meta:row-count="28" meta:non-whitespace-character-count="3458"/>
  </office:meta>
</office:document-meta>
</file>